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ConfigurationException.TransformerConfigurationException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onfigurationException.TransformerConfigurationException( String msg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onfigurationException.TransformerConfigur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onfigurationException.TransformerConfigurationException( String message , Sourc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onfigurationException.TransformerConfigu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onfigurationException.TransformerConfigurationException( String message , SourceLocator locator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